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ILIUS" style:master-page-name="MP0" style:family="paragraph">
      <style:paragraph-properties fo:break-before="page"/>
    </style:style>
    <style:style style:name="P2" style:parent-style-name="Įprastasis" style:family="paragraph">
      <style:text-properties fo:color="#008000" style:font-size-complex="12pt"/>
    </style:style>
    <style:style style:name="P3" style:parent-style-name="Įprastasis" style:family="paragraph">
      <style:text-properties fo:color="#0000FF" style:font-size-complex="12pt"/>
    </style:style>
    <style:style style:name="P4" style:parent-style-name="Įprastasis" style:family="paragraph">
      <style:text-properties fo:color="#0000FF" style:font-size-complex="12pt"/>
    </style:style>
    <style:style style:name="T5" style:parent-style-name="Griežtas" style:family="text">
      <style:text-properties fo:font-weight="normal" style:font-weight-asian="normal" fo:color="#FF0000" style:font-size-complex="12pt"/>
    </style:style>
    <style:style style:name="T6" style:parent-style-name="Griežtas" style:family="text">
      <style:text-properties fo:font-weight="normal" style:font-weight-asian="normal" fo:color="#FF0000" style:font-size-complex="12pt"/>
    </style:style>
    <style:style style:name="P7" style:parent-style-name="Įprastasis" style:family="paragraph">
      <style:text-properties fo:color="#0000FF" style:font-size-complex="12pt"/>
    </style:style>
    <style:style style:name="P8" style:parent-style-name="Įprastasis" style:family="paragraph">
      <style:text-properties fo:color="#FF0000" style:font-size-complex="12pt"/>
    </style:style>
    <style:style style:name="P9" style:parent-style-name="Įprastasis" style:family="paragraph">
      <style:text-properties fo:color="#FF0000" style:font-size-complex="12pt"/>
    </style:style>
    <style:style style:name="P10" style:parent-style-name="Įprastasis" style:family="paragraph">
      <style:text-properties fo:color="#008000" style:font-size-complex="12pt"/>
    </style:style>
    <style:style style:name="P11" style:parent-style-name="Įprastasis" style:family="paragraph">
      <style:paragraph-properties fo:break-before="page" fo:text-align="start" fo:margin-bottom="0.1388in" fo:line-height="115%" fo:text-indent="0in"/>
      <style:text-properties fo:hyphenate="true"/>
    </style:style>
    <style:style style:name="P12" style:parent-style-name="STILIUS" style:family="paragraph">
      <style:text-properties fo:hyphenate="true"/>
    </style:style>
    <style:style style:name="P13" style:parent-style-name="STILIUS" style:family="paragraph">
      <style:text-properties fo:font-weight="normal" style:font-weight-asian="normal" fo:hyphenate="true"/>
    </style:style>
    <style:style style:name="P14" style:parent-style-name="Įprastasis" style:family="paragraph">
      <style:paragraph-properties fo:text-align="start" fo:margin-bottom="0.1388in" fo:line-height="115%" fo:text-indent="0in"/>
      <style:text-properties fo:hyphenate="true"/>
    </style:style>
    <style:style style:name="P15" style:parent-style-name="STILIUS" style:family="paragraph">
      <style:paragraph-properties fo:break-before="page" fo:margin-top="0.0694in" fo:margin-bottom="0.0694in"/>
    </style:style>
    <style:style style:name="P16" style:parent-style-name="Įprastasis" style:family="paragraph">
      <style:text-properties style:font-name-asian="Times New Roman" style:font-weight-complex="bold" fo:color="#000000" style:font-size-complex="12pt" style:language-asian="lt" style:country-asian="LT"/>
    </style:style>
    <style:style style:name="T17" style:parent-style-name="Numatytasispastraiposšriftas" style:family="text">
      <style:text-properties style:font-size-complex="12pt"/>
    </style:style>
    <style:style style:name="T18" style:parent-style-name="Numatytasispastraiposšriftas" style:family="text">
      <style:text-properties style:font-size-complex="12pt"/>
    </style:style>
    <style:style style:name="T19" style:parent-style-name="Numatytasispastraiposšriftas" style:family="text">
      <style:text-properties style:text-position="super 66.6%" style:font-size-complex="12pt"/>
    </style:style>
    <style:style style:name="T20" style:parent-style-name="Numatytasispastraiposšriftas" style:family="text">
      <style:text-properties style:font-size-complex="12pt"/>
    </style:style>
    <style:style style:name="T21" style:parent-style-name="Numatytasispastraiposšriftas" style:family="text">
      <style:text-properties style:font-size-complex="12pt"/>
    </style:style>
    <style:style style:name="T22" style:parent-style-name="Numatytasispastraiposšriftas" style:family="text">
      <style:text-properties style:font-size-complex="12pt"/>
    </style:style>
    <style:style style:name="T23" style:parent-style-name="Numatytasispastraiposšriftas" style:family="text">
      <style:text-properties style:font-size-complex="12pt"/>
    </style:style>
    <style:style style:name="T24" style:parent-style-name="Numatytasispastraiposšriftas" style:family="text">
      <style:text-properties style:text-position="super 66.6%" style:font-size-complex="12pt"/>
    </style:style>
    <style:style style:name="T25" style:parent-style-name="Numatytasispastraiposšriftas" style:family="text">
      <style:text-properties style:font-size-complex="12pt"/>
    </style:style>
    <style:style style:name="T26" style:parent-style-name="Numatytasispastraiposšriftas" style:family="text">
      <style:text-properties style:font-size-complex="12pt"/>
    </style:style>
    <style:style style:name="T27" style:parent-style-name="Numatytasispastraiposšriftas" style:family="text">
      <style:text-properties style:font-size-complex="12pt"/>
    </style:style>
    <style:style style:name="T28" style:parent-style-name="Numatytasispastraiposšriftas" style:family="text">
      <style:text-properties style:font-size-complex="12pt"/>
    </style:style>
    <style:style style:name="T29" style:parent-style-name="Numatytasispastraiposšriftas" style:family="text">
      <style:text-properties style:font-size-complex="12pt"/>
    </style:style>
    <style:style style:name="T30" style:parent-style-name="Numatytasispastraiposšriftas" style:family="text">
      <style:text-properties style:text-position="super 66.6%" style:font-size-complex="12pt"/>
    </style:style>
    <style:style style:name="T31" style:parent-style-name="Numatytasispastraiposšriftas" style:family="text">
      <style:text-properties style:font-size-complex="12pt"/>
    </style:style>
    <style:style style:name="T32" style:parent-style-name="Numatytasispastraiposšriftas" style:family="text">
      <style:text-properties style:font-size-complex="12pt"/>
    </style:style>
    <style:style style:name="T33" style:parent-style-name="Numatytasispastraiposšriftas" style:family="text">
      <style:text-properties style:font-size-complex="12pt"/>
    </style:style>
    <style:style style:name="T34" style:parent-style-name="Numatytasispastraiposšriftas" style:family="text">
      <style:text-properties style:font-size-complex="12pt"/>
    </style:style>
    <style:style style:name="T35" style:parent-style-name="Numatytasispastraiposšriftas" style:family="text">
      <style:text-properties style:text-position="super 66.6%" style:font-size-complex="12pt"/>
    </style:style>
    <style:style style:name="T36" style:parent-style-name="Numatytasispastraiposšriftas" style:family="text">
      <style:text-properties style:font-size-complex="12pt"/>
    </style:style>
    <style:style style:name="T37" style:parent-style-name="Numatytasispastraiposšriftas" style:family="text">
      <style:text-properties style:font-size-complex="12pt"/>
    </style:style>
  </office:automatic-styles>
  <office:body>
    <office:text text:use-soft-page-breaks="true">
      <text:p text:style-name="P1">Žemynai</text:p>
      <text:p text:style-name="P2">Europa</text:p>
      <text:p text:style-name="Įprastasis">Šiaurėje Europos krantus skalauja Arkties vandenynas, vakaruose – Atlanto, pietryčiuose – Juodoji ir Kaspijos jūros, pietuose – Viduržemio jūra. Rytuose Europą nuo<text:s/>Azijos skiria: Uralo kalnai, Uralo upė, Kaspijos jūra, Kaukazo kalnai, Juodoji jūra, Bosforo sąsiauris, Marmuro jūra, Dardanelų sąsiauris, Egėjo jūra, Kretos jūra, Viduržemio jūra.</text:p>
      <text:p text:style-name="P3">Lietuva</text:p>
      <text:p text:style-name="Įprastasis">Ribojasi su šiomis valstybėmis: Latvija (sausumos sienos ilgis – 588 km, jūros siena – 22 km), Baltarusija (sienos ilgis – 677 km), Lenkija (sienos ilgis – 104 km), Rusija (Kaliningrado sritis) (sausumos sienos ilgis – 255 km, Kuršių mariomis – 18 km, jūra – 22 km).</text:p>
      <text:p text:style-name="P4">Estija</text:p>
      <text:p text:style-name="Įprastasis">Ribojasi su Latvija (pietuose) ir Rusija (rytuose). Bendras sausumos sienų ilgis – 633 km. Baltijos jūra skalauja Estijos krantus vakaruose, šiaurėje – Suomijos įlanka, pietvakariuose – Rygos įlanka. Miestai:</text:p>
      <text:p text:style-name="Įprastasis"><text:span text:style-name="T5">Talinas</text:span></text:p>
      <text:p text:style-name="Įprastasis"><text:span text:style-name="T6">Tartu</text:span></text:p>
      <text:p text:style-name="P7">Suomija</text:p>
      <text:p text:style-name="Įprastasis">Suomija šiaurėje ribojasi su Norvegija, rytuose – su Rusija, vakaruose – su Švedija. Pietvakariuose Suomijos krantus skalauja Baltijos jūra, vakaruose – Botnijos, o pietuose – Suomijos įlanka. Miestai:</text:p>
      <text:p text:style-name="P8">Helsinkis</text:p>
      <text:p text:style-name="P9">Tamperė</text:p>
      <text:p text:style-name="P10">Australija</text:p>
      <text:p text:style-name="Įprastasis">Australiją iš šiaurės supa Timoro ir Arafuros jūros, iš rytų – Koralų ir Tasmano jūros, iš pietų ir<text:s/>vakarų – Indijos vandenynas. Palei šiaurės rytų pakrantę driekiasi Didysis barjerinis rifas.</text:p>
      <text:p text:style-name="P11"/>
      <text:soft-page-break/>
      <text:p text:style-name="P12">Gyventojų ekonominis aktyvumas</text:p>
      <text:p text:style-name="P13"/>
      <text:p text:style-name="P14"/>
      <text:soft-page-break/>
      <text:p text:style-name="P15">Lietuvos ribiniai geografiniai taškai</text:p>
      <text:p text:style-name="P16"><text:tab/>Šalis<text:tab/>Reikšmė<text:tab/>Koordinatė</text:p>
      <text:p text:style-name="Įprastasis"><text:span text:style-name="T17"><text:tab/>Šiaurėje</text:span><text:span text:style-name="T18"><text:tab/>56</text:span><text:span text:style-name="T19">o</text:span><text:span text:style-name="T20"><text:s/>27'</text:span><text:span text:style-name="T21"><text:tab/>šiaurės platumos</text:span></text:p>
      <text:p text:style-name="Įprastasis"><text:span text:style-name="T22"><text:tab/>Pietuose</text:span><text:span text:style-name="T23"><text:tab/>53</text:span><text:span text:style-name="T24">o</text:span><text:span text:style-name="T25"><text:s/>54'</text:span><text:span text:style-name="T26"><text:tab/>šiaurės<text:s/></text:span><text:span text:style-name="T27">platumos</text:span></text:p>
      <text:p text:style-name="Įprastasis"><text:span text:style-name="T28"><text:tab/>Vakaruose</text:span><text:span text:style-name="T29"><text:tab/>20</text:span><text:span text:style-name="T30">o</text:span><text:span text:style-name="T31"><text:s/>56'</text:span><text:span text:style-name="T32"><text:tab/>rytų ilgumos</text:span></text:p>
      <text:p text:style-name="Įprastasis"><text:span text:style-name="T33"><text:tab/>Rytuose</text:span><text:span text:style-name="T34"><text:tab/>26</text:span><text:span text:style-name="T35">o</text:span><text:span text:style-name="T36"><text:s/>51'</text:span><text:span text:style-name="T37"><text:tab/>rytų ilgum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1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Įprastasis" style:display-name="Įprastasis" style:family="paragraph">
      <style:paragraph-properties fo:text-align="justify" fo:margin-bottom="0in" fo:line-height="150%" fo:text-indent="0.5909in"/>
      <style:text-properties style:font-name="Times New Roman" fo:font-size="12pt" style:font-size-asian="12pt" fo:hyphenate="false"/>
    </style:style>
    <style:style style:name="Numatytasispastraiposšriftas" style:display-name="Numatytasis pastraipos šriftas" style:family="text"/>
    <style:style style:name="Naujas" style:display-name="Naujas" style:family="paragraph" style:parent-style-name="Įprastasis" style:list-style-name="LFO1">
      <style:text-properties fo:hyphenate="false"/>
    </style:style>
    <style:style style:name="Hipersaitas" style:display-name="Hipersaitas" style:family="text" style:parent-style-name="Numatytasispastraiposšriftas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Griežtas" style:display-name="Griežtas" style:family="text" style:parent-style-name="Numatytasispastraiposšriftas">
      <style:text-properties fo:font-weight="bold" style:font-weight-asian="bold" style:font-weight-complex="bold"/>
    </style:style>
    <style:style style:name="STILIUS" style:display-name="STILIUS" style:family="paragraph" style:parent-style-name="Įprastasis">
      <style:text-properties fo:font-weight="bold" style:font-weight-asian="bold" fo:hyphenate="false"/>
    </style:style>
    <style:style style:name="STILIUSChar" style:display-name="STILIUS Char" style:family="text" style:parent-style-name="Numatytasispastraiposšriftas">
      <style:text-properties style:font-name="Times New Roman" fo:font-weight="bold" style:font-weight-asian="bold" fo:font-size="12pt" style:font-size-asian="12pt"/>
    </style:style>
    <text:list-style style:name="LFO1" style:display-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asys</meta:initial-creator>
    <dc:creator>Povilas Leonavičius</dc:creator>
    <meta:creation-date>2014-02-04T07:48:00Z</meta:creation-date>
    <dc:date>2014-02-10T08:10:00Z</dc:date>
    <meta:template xlink:href="Normal.dotm" xlink:type="simple"/>
    <meta:editing-cycles>4</meta:editing-cycles>
    <meta:editing-duration>PT180S</meta:editing-duration>
    <meta:document-statistic meta:page-count="3" meta:paragraph-count="3" meta:word-count="973" meta:character-count="1526" meta:row-count="4" meta:non-whitespace-character-count="556"/>
  </office:meta>
</office:document-meta>
</file>